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text:enable-numbering="false" fo:text-indent="-0.6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4.8cm" fo:margin-right="0cm" fo:text-indent="-0.6cm"/>
    </style:style>
    <style:style style:name="P11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cc99"/>
    </style:style>
    <style:style style:name="T4" style:family="text">
      <style:text-properties fo:color="#23ff23" fo:font-size="20pt" fo:font-weight="bold"/>
    </style:style>
    <style:style style:name="T5" style:family="text">
      <style:text-properties fo:color="#ffcc99" fo:font-size="20pt" fo:font-weight="bold"/>
    </style:style>
    <style:style style:name="T6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polymorphism</presentation:footer-decl>
      <presentation:footer-decl presentation:name="ftr2">CMPTxxxx</presentation:footer-decl>
      <presentation:date-time-decl presentation:name="dtd1" presentation:source="fixed">1 Feb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8: More on Polymorphism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 Feb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Protected access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In Java, the choices for access modifier are:</text:p>
              </text:list-item>
            </text:list>
            <text:list text:style-name="L3">
              <text:list-item>
                <text:list>
                  <text:list-item>
                    <text:p text:style-name="P4">private: only code in this class defn can acc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none): code in other classes in same pack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otected: subclasses can acc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ublic: everyone</text:p>
                  </text:list-item>
                </text:list>
              </text:list-item>
            </text:list>
            <text:list text:style-name="L3">
              <text:list-item>
                <text:p text:style-name="P3">Protected:</text:p>
              </text:list-item>
            </text:list>
            <text:list text:style-name="L3">
              <text:list-item>
                <text:list>
                  <text:list-item>
                    <text:p text:style-name="P4">An instance of a subclass can access its own members from the superclass, but not that of other insta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.g., superclass in a different pack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Package vs. friend</text:p>
          </draw:text-box>
        </draw:frame>
        <draw:frame presentation:style-name="pr6" draw:layer="layout" svg:width="25.199cm" svg:height="14.099cm" svg:x="1.4cm" svg:y="4.507cm" presentation:class="outline" presentation:user-transformed="true">
          <draw:text-box>
            <text:list text:style-name="L3">
              <text:list-item>
                <text:p text:style-name="P3">Default in Java is package access:</text:p>
              </text:list-item>
            </text:list>
            <text:list text:style-name="L3">
              <text:list-item>
                <text:list>
                  <text:list-item>
                    <text:p text:style-name="P4">All classes with same package declaration at to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o declaration: default package is current directory</text:p>
                  </text:list-item>
                </text:list>
              </text:list-item>
            </text:list>
            <text:list text:style-name="L3">
              <text:list-item>
                <text:p text:style-name="P3">C++ doesn't have packages like Java does, but you can grant friendship to other class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lass myClass {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friend yourClass;<text:tab/><text:tab/>// allow yourClass access to myCla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friend void QueryData();<text:tab/>// allow only to this method in yourCla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Friends have access to private and protected elem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ost people frown on friending (breaks security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Multiple inheritance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Some languages (C++) allow a subclass to inherit from more than one superclas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class Horse { public void eat(); }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class Donkey { public void eat(); }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class Mule : public Horse, Donkey {}<text:tab/><text:tab/>// it's both!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How do disambiguate name collisions?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myMule.eat();<text:tab/><text:tab/>// which one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pecify superclass name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myMule.Horse::eat(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C++, Python: arity is multiple. <text:s/>Java: arity is single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Abstract vs. concrete classes</text:p>
          </draw:text-box>
        </draw:frame>
        <draw:frame presentation:style-name="pr6" draw:text-style-name="P3" draw:layer="layout" svg:width="25.199cm" svg:height="14.342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Abstract</text:span> classes:</text:p>
              </text:list-item>
            </text:list>
            <text:list text:style-name="L3">
              <text:list-item>
                <text:list>
                  <text:list-item>
                    <text:p text:style-name="P4">Too <text:span text:style-name="T1">generic</text:span> to define a real ob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.g., <text:span text:style-name="T2">TwoDimensionalShap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Not</text:span> intended to be directly instantia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Java can <text:span text:style-name="T1">enforce</text:span> this: use <text:span text:style-name="T2">abstract</text:span> keywor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abstract</text:span> classes can have <text:span text:style-name="T2">abstract</text:span> <text:span text:style-name="T1">methods</text:span>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No <text:span text:style-name="T1">body</text:span> defined; each <text:span text:style-name="T1">subclass</text:span> must implem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Concrete</text:span> classe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ubclass</text:span> of an abstract class, meant to be instantia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.g., <text:span text:style-name="T2">Square</text:span>, <text:span text:style-name="T2">Circle</text:span>, <text:span text:style-name="T2">Triang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Example: TwoDimensionalShape</text:p>
          </draw:text-box>
        </draw:frame>
        <draw:frame presentation:style-name="pr6" draw:text-style-name="P3" draw:layer="layout" svg:width="25.199cm" svg:height="14.173cm" svg:x="1.4cm" svg:y="4.507cm" presentation:class="outline" presentation:user-transformed="true">
          <draw:text-box>
            <text:list text:style-name="L3">
              <text:list-item>
                <text:p text:style-name="P3">Abstract <text:span text:style-name="T1">superclass</text:span>: <text:span text:style-name="T3">TwoDimensionalShape</text:span></text:p>
              </text:list-item>
            </text:list>
            <text:list text:style-name="L3">
              <text:list-item>
                <text:list>
                  <text:list-item>
                    <text:p text:style-name="P4">Abstract <text:span text:style-name="T1">method</text:span>: <text:span text:style-name="T3">draw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abstract public class TwoDimensionalShape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">abstract public void draw();</text:span><text:span text:style-name="T4"><text:tab/></text:span><text:span text:style-name="T4"><text:tab/></text:span><text:span text:style-name="T5">// no bod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oncrete <text:span text:style-name="T1">subclasses</text:span>: <text:span text:style-name="T3">Circle</text:span>, <text:span text:style-name="T3">Square</text:span>, <text:span text:style-name="T3">Triangle</text:span></text:p>
              </text:list-item>
            </text:list>
            <text:list text:style-name="L3">
              <text:list-item>
                <text:list>
                  <text:list-item>
                    <text:p text:style-name="P4">Each provide own <text:span text:style-name="T1">implementation</text:span> of <text:span text:style-name="T3">draw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public class Circle extends TwoDimensionalShape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">public void draw() { drawOval( x, y, r, r 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public class Square extends TwoDimensionalShape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">public void draw() { drawRect( x, y, w, h 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Interfaces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Define a <text:span text:style-name="T1">set</text:span> of abstract method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public interface drawableShape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">public abstract void draw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">public abstract double area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lasses <text:span text:style-name="T1">implement</text:span> these method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public class Circle implements drawableShape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">public void draw() { drawOval( x, y, r, r 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">public double area() { return 2 * Math.PI * r * r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e've already been using the <text:span text:style-name="T2">actionListener</text:span> interface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Abstract classes vs. interfaces</text:p>
          </draw:text-box>
        </draw:frame>
        <draw:frame presentation:style-name="pr6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Abstract <text:span text:style-name="T1">superclasses</text:span> declare <text:span text:style-name="T1">identity</text:span>:</text:p>
              </text:list-item>
            </text:list>
            <text:list text:style-name="L3">
              <text:list-item>
                <text:list>
                  <text:list-item>
                    <text:p text:style-name="P4">“<text:span text:style-name="T2">Circle</text:span> is <text:span text:style-name="T1">a</text:span> <text:span text:style-name="T1">kind</text:span> of <text:span text:style-name="T2">TwoDimensionalShape</text:span>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class can have only <text:span text:style-name="T1">one</text:span> supercla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No <text:span text:style-name="T1">multiple inheritance</text:span> in Jav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herit methods, attributes; get <text:span text:style-name="T2">protected</text:span> acces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Interfaces</text:span> declare <text:span text:style-name="T1">capability</text:span>:</text:p>
              </text:list-item>
            </text:list>
            <text:list text:style-name="L3">
              <text:list-item>
                <text:list>
                  <text:list-item>
                    <text:p text:style-name="P4">“<text:span text:style-name="T2">Circle</text:span><text:span text:style-name="T6">s</text:span> <text:span text:style-name="T1">know how</text:span> to be <text:span text:style-name="T2">drawableShape</text:span>s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y implement <text:span text:style-name="T1">multiple</text:span> interfa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terfaces are not <text:span text:style-name="T1">ADT</text:span>s (abstract data types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7-01-15T12:24:22</meta:creation-date>
    <dc:creator>Sean Ho</dc:creator>
    <dc:date>2008-02-01T15:56:55</dc:date>
    <meta:editing-cycles>92</meta:editing-cycles>
    <meta:editing-duration>P4DT21H17M2S</meta:editing-duration>
    <meta:user-defined meta:name="Info 1"/>
    <meta:user-defined meta:name="Info 2"/>
    <meta:user-defined meta:name="Info 3"/>
    <meta:user-defined meta:name="Info 4"/>
    <meta:document-statistic meta:object-count="190"/>
  </office:meta>
</office:document-meta>
</file>